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476in" svg:y="0.3638in">
            <draw:object draw:notify-on-update-of-ranges="Sheet1.A2:Sheet1.A19 Sheet1.C2:Sheet1.C2 Sheet1.B2:Sheet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08" calcext:value-type="float">
            <text:p>0.1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37" calcext:value-type="float">
            <text:p>0.38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263" calcext:value-type="float">
            <text:p>2.22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9806" calcext:value-type="float">
            <text:p>7.98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0.9136" calcext:value-type="float">
            <text:p>30.91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1.549" calcext:value-type="float">
            <text:p>121.54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82.827" calcext:value-type="float">
            <text:p>482.82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19.87" calcext:value-type="float">
            <text:p>2019.8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039.33" calcext:value-type="float">
            <text:p>8039.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1632.8" calcext:value-type="float">
            <text:p>3163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1:15:42.18557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1:17:54.286653790</dc:date>
    <meta:generator>LibreOffice/4.2.7.2$Linux_X86_64 LibreOffice_project/420m0$Build-2</meta:generator>
    <meta:editing-duration>PT8S</meta:editing-duration>
    <meta:editing-cycles>2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cm" svg:y="0.316cm" chart:style-name="ch2">
          <text:p>Lista na tablicy powiększającej się o 1</text:p>
        </chart:title>
        <chart:plot-area chart:style-name="ch3" table:cell-range-address="Sheet1.A2:Sheet1.B19 Sheet1.C2:Sheet1.C2" chart:data-source-has-labels="row" svg:x="1.331cm" svg:y="1.301cm" svg:width="14.349cm" svg:height="6.538cm">
          <chartooo:coordinate-region svg:x="2.508cm" svg:y="1.5cm" svg:width="12.615cm" svg:height="5.692cm"/>
          <chart:axis chart:dimension="x" chart:name="primary-x" chart:style-name="ch4">
            <chart:title svg:x="7.548cm" svg:y="8.019cm" chart:style-name="ch5">
              <text:p>Ilość danych</text:p>
            </chart:title>
          </chart:axis>
          <chart:axis chart:dimension="y" chart:name="primary-y" chart:style-name="ch4">
            <chart:title svg:x="0.451cm" svg:y="6.625cm" chart:style-name="ch6">
              <text:p>Średni czas wykonania [ms]</text:p>
            </chart:title>
            <chart:grid chart:style-name="ch7" chart:class="major"/>
          </chart:axis>
          <chart:series chart:style-name="ch8" chart:values-cell-range-address="Sheet1.B2:Sheet1.B19" chart:label-cell-address="Sheet1.C2:Sheet1.C2" chart:class="chart:scatter">
            <chart:domain table:cell-range-address="Sheet1.A2:Sheet1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0.0193">
                <text:p>0.0193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3837">
                <text:p>0.3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.2263">
                <text:p>2.2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.9806">
                <text:p>7.9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30.9136">
                <text:p>30.9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1.549">
                <text:p>121.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482.827">
                <text:p>482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2019.87">
                <text:p>2019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8039.33">
                <text:p>8039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31632.8">
                <text:p>3163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